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2" table:style-name="ta1">
        <table:shapes>
          <draw:frame draw:z-index="0" draw:style-name="gr1" draw:text-style-name="P1" svg:width="160.21mm" svg:height="89.99mm" svg:x="121.55mm" svg:y="40.96mm">
            <loext:p draw:notify-on-update-of-ranges="Feuille2.B1:Feuille2.B1 Feuille2.B2:Feuille2.B10 Feuille2.C1:Feuille2.C1 Feuille2.C2:Feuille2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mutate rate lim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,06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,03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,01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0,005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</table:table-row>
      </table:table>
      <table:table table:name="Feuille4" table:style-name="ta1">
        <table:shapes>
          <draw:frame draw:z-index="0" draw:style-name="gr1" draw:text-style-name="P1" svg:width="160.21mm" svg:height="89.98mm" svg:x="175.05mm" svg:y="60.64mm">
            <loext:p draw:notify-on-update-of-ranges="Feuille4.C2:Feuille4.C999 Feuille4.D1:Feuille4.D1 Feuille4.D2:Feuille4.D99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21mm" svg:height="89.99mm" svg:x="12.68mm" svg:y="66.77mm">
            <loext:p draw:notify-on-update-of-ranges="Feuille4.C2:Feuille4.C10 Feuille4.F1:Feuille4.F1 Feuille4.F2:Feuille4.F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ratio</text:p>
          </table:table-cell>
          <table:table-cell office:value-type="string" calcext:value-type="string">
            <text:p>mutate rate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ime expand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table:formula="of:=[.D2]" office:value-type="percentage" office:value="0.75" calcext:value-type="percentage">
            <text:p>75,00 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formula="of:=[.D3]" office:value-type="percentage" office:value="0.4" calcext:value-type="percentage">
            <text:p>40,00 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formula="of:=[.D4]" office:value-type="percentage" office:value="0.2" calcext:value-type="percentage">
            <text:p>20,00 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formula="of:=[.D5]" office:value-type="percentage" office:value="0.1" calcext:value-type="percentage">
            <text:p>10,00 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formula="of:=[.D6]" office:value-type="percentage" office:value="0.06" calcext:value-type="percentage">
            <text:p>6,00 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03" calcext:value-type="float">
            <text:p>0,03</text:p>
          </table:table-cell>
          <table:table-cell table:formula="of:=[.D7]" office:value-type="percentage" office:value="0.03" calcext:value-type="percentage">
            <text:p>3,00 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formula="of:=[.D8]" office:value-type="percentage" office:value="0.01" calcext:value-type="percentage">
            <text:p>1,00 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formula="of:=[.D9]" office:value-type="percentage" office:value="0.005" calcext:value-type="percentage">
            <text:p>0,50 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table:formula="of:=[.D10]" office:value-type="percentage" office:value="0.001" calcext:value-type="percentage">
            <text:p>0,10 %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5"/>
    </number:number-style>
    <number:number-style style:name="N110">
      <number:number number:decimal-places="3" loext:min-decimal-places="3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0/00/0000</text:date>, <text:time style:data-style-name="N2" text:time-value="13:44:17.27758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5:28:42.884640137</meta:creation-date>
    <dc:date>2019-07-02T14:11:52.551977612</dc:date>
    <meta:editing-duration>PT9H43M2S</meta:editing-duration>
    <meta:editing-cycles>20</meta:editing-cycles>
    <meta:generator>LibreOffice/5.2.7.2$Linux_X86_64 LibreOffice_project/20m0$Build-2</meta:generator>
    <meta:document-statistic meta:table-count="2" meta:cell-count="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cm" xlink:href=".." xlink:type="simple" chart:class="chart:scatter" chart:style-name="ch1">
        <chart:legend chart:legend-position="end" svg:x="12.25cm" svg:y="4.19cm" style:legend-expansion="high" chart:style-name="ch2"/>
        <chart:plot-area chart:style-name="ch3" table:cell-range-address="Feuille2.B1:Feuille2.C10" chart:data-source-has-labels="both" svg:x="0.32cm" svg:y="0.18cm" svg:width="11.61cm" svg:height="8.64cm">
          <chartooo:coordinate-region svg:x="1.269cm" svg:y="0.39cm" svg:width="10.366cm" svg:height="7.761cm"/>
          <chart:axis chart:dimension="x" chart:name="primary-x" chart:style-name="ch4" chartooo:axis-type="auto">
            <chart:categories table:cell-range-address="Feuille2.B2:Feuille2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C2:Feuille2.C10" chart:label-cell-address="Feuille2.C1:Feuille2.C1" chart:class="chart:scatter">
            <chart:domain table:cell-range-address="Feuille2.B2:Feuille2.B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ate rate lim</text:p>
                <draw:g>
                  <svg:desc>Feuille2.C1:Feuille2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2.B2:Feuille2.B10</svg:desc>
                </draw:g>
              </table:table-cell>
              <table:table-cell office:value-type="float" office:value="0.1">
                <text:p>0.1</text:p>
                <draw:g>
                  <svg:desc>Feuille2.C2:Feuille2.C1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8.999cm" xlink:href=".." xlink:type="simple" chart:class="chart:scatter" chart:style-name="ch1">
        <chart:legend chart:legend-position="end" svg:x="10.603cm" svg:y="3.929cm" style:legend-expansion="high" chart:style-name="ch2"/>
        <chart:plot-area chart:style-name="ch3" table:cell-range-address="Feuille4.C2:Feuille4.D999 Feuille4.D1:Feuille4.D1" chart:data-source-has-labels="row" svg:x="0.32cm" svg:y="0.179cm" svg:width="9.963cm" svg:height="8.641cm">
          <chartooo:coordinate-region svg:x="1.073cm" svg:y="0.389cm" svg:width="8.957cm" svg:height="7.7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D2:Feuille4.D999" chart:label-cell-address="Feuille4.D1:Feuille4.D1" chart:class="chart:scatter">
            <chart:domain table:cell-range-address="Feuille4.C2:Feuille4.C999"/>
            <chart:regression-curve chart:style-name="ch7">
              <chart:equation chart:display-equation="true" chart:display-r-square="true"/>
            </chart:regression-curve>
            <chart:data-point chart:repeated="9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mutate rate</text:p>
                <draw:g>
                  <svg:desc>Feuille4.D1:Feuille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Feuille4.C2:Feuille4.C999</svg:desc>
                </draw:g>
              </table:table-cell>
              <table:table-cell office:value-type="float" office:value="0.75">
                <text:p>0.75</text:p>
                <draw:g>
                  <svg:desc>Feuille4.D2:Feuille4.D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9" style:family="chart" style:data-style-name="N110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cm" xlink:href=".." xlink:type="simple" chart:class="chart:scatter" chart:style-name="ch1">
        <chart:legend chart:legend-position="end" svg:x="11.049cm" svg:y="3.93cm" style:legend-expansion="high" chart:style-name="ch2"/>
        <chart:plot-area chart:style-name="ch3" table:cell-range-address="Feuille4.C2:Feuille4.C10 Feuille4.F1:Feuille4.F10" chart:data-source-has-labels="row" svg:x="0.32cm" svg:y="0.18cm" svg:width="10.409cm" svg:height="8.64cm">
          <chartooo:coordinate-region svg:x="1.185cm" svg:y="0.39cm" svg:width="9.445cm" svg:height="8.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4.F2:Feuille4.F10" chart:label-cell-address="Feuille4.F1:Feuille4.F1" chart:class="chart:scatter">
            <chart:domain table:cell-range-address="Feuille4.C2:Feuille4.C10"/>
            <chart:regression-curve chart:style-name="ch8">
              <chart:equation chart:display-equation="true" chart:display-r-square="true" svg:x="0.965cm" svg:y="0.558cm" chart:style-name="ch9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Time expand</text:p>
                <draw:g>
                  <svg:desc>Feuille4.F1:Feuille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Feuille4.C2:Feuille4.C10</svg:desc>
                </draw:g>
              </table:table-cell>
              <table:table-cell office:value-type="float" office:value="NaN">
                <text:p>NaN</text:p>
                <draw:g>
                  <svg:desc>Feuille4.F2:Feuille4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